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office:automatic-styles>
  <office:body>
    <office:text text:use-soft-page-breaks="true">
      <text:p text:style-name="P1">Bedrijven in het algemeen</text:p>
      <text:p text:style-name="Standaard">Ik ben<text:s/>Issay<text:s/>Fabiala, studente aan TechGrounds, ik leer op dit moment om software tester te worden en scrummaster. <text:s/>Ik heb veel gewonnen door mijn opleiding tot managementassistent en als designer. Het creëerde mijn karakter. Ik ben<text:s/>netjes, hou van timemanagement, analytisch, maar ook heel creatief en sta open voor nieuwe kennis. Wist je dat software tester van belang is voor bedrijven, omdat als software tester de werk kunnen vereenvoudigen doormiddel van automatisering en kwaliteitsonderzoek. Het is een proces en zou getailleerd moeten worden naar het project, daar kan ik mee helpen. *wink* Ik vraag me af hoe jullie software testing implementeren in jullie bedrijf<text:s/>en hoe doen jullie dat dan?</text:p>
      <text:p text:style-name="P2"/>
      <text:p text:style-name="Standaard">Bedrijven die software testers hebben</text:p>
      <text:p text:style-name="Standaard">Ik ben Issay Fabiala, studente aan TechGrounds, ik leer op dit moment om software tester te worden en scrummaster. <text:s/>Ik heb veel gewonnen door mijn opleiding tot managementassistent en als designer. Het creëerde mijn karakter. Ik ben netjes, hou van timemanagement, analytisch, maar ook heel creatief en sta open voor nieuwe kennis. Het is een proces en zou getailleerd moeten worden naar het project, daar kan ik mee helpen. *wink* Ik vraag me af hoe jullie software testing implementeren in jullie bedrijf en hoe doen jullie dat d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Standaard" style:display-name="Standaard" style:family="paragraph">
      <style:text-properties fo:language="nl" fo:country="NL"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end Langendoen</meta:initial-creator>
    <dc:creator>Arend Langendoen</dc:creator>
    <meta:creation-date>2021-02-10T08:26:00Z</meta:creation-date>
    <dc:date>2021-02-11T09:50:00Z</dc:date>
    <meta:template xlink:href="Normal.dotm" xlink:type="simple"/>
    <meta:editing-cycles>7</meta:editing-cycles>
    <meta:editing-duration>PT6600S</meta:editing-duration>
    <meta:document-statistic meta:page-count="1" meta:paragraph-count="2" meta:word-count="194" meta:character-count="1301" meta:row-count="9" meta:non-whitespace-character-count="1109"/>
  </office:meta>
</office:document-meta>
</file>